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822cm" fo:min-width="3.572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7cm" svg:y1="4.3cm" svg:x2="20.7cm" svg:y2="4.3cm">
          <text:p/>
        </draw:line>
        <draw:line draw:style-name="gr1" draw:text-style-name="P1" draw:layer="layout" svg:x1="6.2cm" svg:y1="4.5cm" svg:x2="11.3cm" svg:y2="4.5cm">
          <text:p/>
        </draw:line>
        <draw:frame draw:style-name="gr2" draw:text-style-name="P2" draw:layer="layout" svg:width="6.34cm" svg:height="1.5cm" svg:x="20.6cm" svg:y="3.8cm">
          <draw:text-box>
            <text:p>B = ReduceSum(A)</text:p>
          </draw:text-box>
        </draw:frame>
        <draw:frame draw:style-name="gr3" draw:text-style-name="P2" draw:layer="layout" svg:width="2.1cm" svg:height="1.2cm" svg:x="4.8cm" svg:y="3.9cm">
          <draw:text-box>
            <text:p><text:s/>A</text:p>
          </draw:text-box>
        </draw:frame>
        <draw:custom-shape draw:style-name="gr4" draw:text-style-name="P4" draw:layer="layout" svg:width="5.9cm" svg:height="5.9cm" svg:x="11.2cm" svg:y="1.4cm">
          <text:p text:style-name="P3"><text:span text:style-name="T1">tf.math.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0.9cm" svg:y="4cm">
          <draw:text-box>
            <text:p text:style-name="P5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4:48:15.304958403</dc:date>
    <meta:editing-duration>PT22M31S</meta:editing-duration>
    <meta:editing-cycles>21</meta:editing-cycles>
    <meta:generator>LibreOffice/6.4.5.2$Linux_X86_64 LibreOffice_project/40$Build-2</meta:generator>
    <meta:document-statistic meta:object-count="6"/>
  </office:meta>
</office:document-meta>
</file>